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1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justify" style:justify-single-word="false"/>
      <style:text-properties style:font-name="Times New Roman2" fo:font-size="11pt" officeooo:paragraph-rsid="0020fb3d" style:font-size-asian="11pt" style:font-size-complex="11pt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start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3" style:family="paragraph" style:parent-style-name="Frame_20_contents">
      <style:paragraph-properties fo:text-align="start" style:justify-single-word="false"/>
      <style:text-properties style:font-name="arial" fo:font-size="12pt" officeooo:paragraph-rsid="00250798" style:font-size-asian="12pt" style:font-size-complex="12pt"/>
    </style:style>
    <style:style style:name="P14" style:family="paragraph" style:parent-style-name="Frame_20_contents">
      <style:text-properties style:font-name="arial" fo:font-size="11pt" style:text-underline-style="none" fo:font-weight="normal" officeooo:paragraph-rsid="00250798" style:font-size-asian="11pt" style:font-size-complex="11pt"/>
    </style:style>
    <style:style style:name="P15" style:family="paragraph" style:parent-style-name="Standard">
      <style:text-properties style:font-name="arial" fo:font-size="14pt" officeooo:paragraph-rsid="00250798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paragraph-rsid="00250798" style:font-size-asian="11pt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50798" style:font-size-asian="10pt" style:font-size-complex="10pt"/>
    </style:style>
    <style:style style:name="P18" style:family="paragraph" style:parent-style-name="UrbanTitle">
      <style:paragraph-properties fo:text-align="start" style:justify-single-word="false"/>
      <style:text-properties style:font-name="Arial" fo:font-size="14pt" officeooo:paragraph-rsid="00250798" style:font-size-asian="14pt" style:font-size-complex="14pt"/>
    </style:style>
    <style:style style:name="P19" style:family="paragraph" style:parent-style-name="UrbanTitle">
      <style:text-properties style:font-name="arial" fo:font-size="16pt" style:font-size-asian="16pt" style:font-size-complex="16pt"/>
    </style:style>
    <style:style style:name="P20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officeooo:rsid="0023801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 fo:font-weight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2" style:family="text">
      <style:text-properties style:use-window-font-color="true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3" style:family="text">
      <style:text-properties style:use-window-font-color="true" style:font-name="arial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4" style:family="text">
      <style:text-properties officeooo:rsid="0023801a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/>
    </style:style>
    <style:style style:name="T2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font-name="arial" fo:font-weight="normal" officeooo:rsid="00362119" fo:background-color="transparent" loext:char-shading-value="0" style:font-weight-asian="normal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nsolas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Consolas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21"><text:span text:style-name="T27">do text</text:span></text:p><text:p text:style-name="P21"><text:span text:style-name="T27">from document(at=header, format='odt')</text:span></text:p></office:annotation><text:span text:style-name="T7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3"><text:span text:style-name="T2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2"><text:s/></text:span><text:span text:style-name="T21"><text:conditional-text text:condition="ooow:&quot;view.do_mailing()&quot;" text:string-value-if-true="&quot;mailed_data.name1&quot;" text:string-value-if-false="">mailed_data.name1</text:conditional-text></text:span><text:span text:style-name="T22"><text:s/></text:span><text:span text:style-name="T21"><text:conditional-text text:condition="ooow:&quot;view.do_mailing()&quot;" text:string-value-if-true="&quot;mailed_data.name2&quot;" text:string-value-if-false="">mailed_data.name2</text:conditional-text></text:span><text:span text:style-name="T22"><text:line-break/></text:span><text:span text:style-name="T21"><text:conditional-text text:condition="ooow:&quot;view.do_mailing()&quot;" text:string-value-if-true="&quot;mailed_data.street&quot;" text:string-value-if-false="">mailed_data.street</text:conditional-text></text:span><text:span text:style-name="T21">, </text:span><text:span text:style-name="T21"><text:conditional-text text:condition="ooow:&quot;view.do_mailing()&quot;" text:string-value-if-true="&quot;mailed_data.number&quot;" text:string-value-if-false="">mailed_data.number</text:conditional-text></text:span><text:span text:style-name="T22"><text:line-break/></text:span><text:span text:style-name="T21"><text:conditional-text text:condition="ooow:&quot;view.do_mailing()&quot;" text:string-value-if-true="&quot;mailed_data.zipcode&quot;" text:string-value-if-false="">mailed_data.zipcode</text:conditional-text></text:span><text:span text:style-name="T21"> </text:span><text:span text:style-name="T2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4"><office:annotation><dc:creator>Gauthier Bastien</dc:creator><dc:date>2011-01-13T14:56:41</dc:date><text:p text:style-name="P21"><text:span text:style-name="T28">do text</text:span></text:p><text:p text:style-name="P21"><text:span text:style-name="T28">from document(at=reference, format='odt')</text:span></text:p></office:annotation><text:span text:style-name="T8">Import depuis reference.odt</text:span></text:p>
      <text:p text:style-name="P19"/>
      <text:p text:style-name="P20">Récépissé de dépôt de compléments</text:p>
      <text:p text:style-name="P20">relatifs à une demande de <text:span text:style-name="T14">certificat</text:span> d'urbanisme <text:span text:style-name="T14">n°2</text:span></text:p>
      <text:p text:style-name="P5"/>
      <text:p text:style-name="P7"/>
      <text:p text:style-name="P3"><text:span text:style-name="T23">Je soussigné, </text:span><text:span text:style-name="T26"><text:text-input text:description="">self.getFoldermanagers()[0].getName2()</text:text-input></text:span><text:span text:style-name="T26"><text:s/></text:span><text:span text:style-name="T26"><text:text-input text:description="">self.getFoldermanagers()[0].getName1()</text:text-input></text:span><text:span text:style-name="T23">, délégué par la Ville de </text:span><text:span text:style-name="Police_20_par_20_défaut"><text:span text:style-name="T13"><text:text-input text:description="">tool.getCityName()</text:text-input></text:span></text:span><text:span text:style-name="T23">,</text:span></text:p>
      <text:p text:style-name="P7">certifie que, conformément aux dispositions de l'article D.IV.32. du Code du développement territorial,</text:p>
      <text:p text:style-name="P7"/>
      <text:p text:style-name="P10"><text:text-input text:description="Signalétique des demandeurs">self.getApplicantsSignaletic()</text:text-input></text:p>
      <text:p text:style-name="P10"/>
      <text:p text:style-name="P8"><text:span text:style-name="T1"><office:annotation><dc:creator>Gauthier Bastien</dc:creator><dc:date>2011-02-21T10:13:40</dc:date><text:p text:style-name="P21"><text:span text:style-name="T28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1"><office:annotation><dc:creator>Gauthier Bastien</dc:creator><dc:date>2011-02-21T10:14:06</dc:date><text:p text:style-name="P21"><text:span text:style-name="T28">do text if (len(self.getApplicants()) &gt; 1) or (</text:span><text:span text:style-name="T29">applicantobj.isPlural())</text:span></text:p></office:annotation>ont déposé des compléments relatifs à la demande de <text:span text:style-name="T14">certificat</text:span> d'urbanisme <text:span text:style-name="T14">n° 2 </text:span>ayant pour objet<text:line-break/>"<text:span text:style-name="T4"><text:text-input text:description="Objet du permis">licence_helper.licenceSubject</text:text-input></text:span>",</text:p>
      <text:p text:style-name="P8"><office:annotation><dc:creator>Gauthier Bastien</dc:creator><dc:date>2011-02-21T10:09:27</dc:date><text:p text:style-name="P21"><text:span text:style-name="T28">do text if not len(self.getParcels()) &gt; 1</text:span></text:p></office:annotation>sur la parcelle située <text:span text:style-name="T4"><office:annotation><dc:creator>Gauthier Bastien</dc:creator><dc:date>2011-02-21T10:13:40</dc:date><text:p text:style-name="P21"><text:span text:style-name="T28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self.getPortionOutsText()</text:text-input></text:span><text:span text:style-name="T5">.</text:span></text:p>
      <text:p text:style-name="P11"><office:annotation><dc:creator>Gauthier Bastien</dc:creator><dc:date>2011-02-21T10:12:18</dc:date><text:p text:style-name="P21"><text:span text:style-name="T28">do text if len(self.getParcels()) &gt; 1</text:span></text:p></office:annotation>sur les parcelles situées <office:annotation><dc:creator>Gauthier Bastien</dc:creator><dc:date>2011-02-21T10:13:40</dc:date><text:p text:style-name="P21"><text:span text:style-name="T28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self.getPortionOutsText()</text:text-input></text:span>.</text:p>
      <text:p text:style-name="P12"/>
      <text:p text:style-name="P7">Dans les 20 jours de la présente, votre dossier sera analysé par le service des Autorisations et il vous sera communiqué la complétude du dossier conformément à l’article D.IV.33, 1° du CoDT<text:span text:style-name="T9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9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1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4:15:52.282307695</dc:date>
    <meta:editing-duration>PT3H34S</meta:editing-duration>
    <meta:editing-cycles>51</meta:editing-cycles>
    <meta:generator>LibreOffice/6.3.5.2$Linux_X86_64 LibreOffice_project/30$Build-2</meta:generator>
    <meta:document-statistic meta:table-count="1" meta:image-count="0" meta:object-count="0" meta:page-count="1" meta:paragraph-count="17" meta:word-count="234" meta:character-count="1737" meta:non-whitespace-character-count="1555"/>
  </office:meta>
</office:document-meta>
</file>